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th01</text:p>
          </table:table-cell>
          <table:table-cell office:value-type="string" calcext:value-type="string">
            <text:p>collisions01</text:p>
          </table:table-cell>
          <table:table-cell office:value-type="string" calcext:value-type="string">
            <text:p>success01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th02</text:p>
          </table:table-cell>
          <table:table-cell office:value-type="string" calcext:value-type="string">
            <text:p>collisions02</text:p>
          </table:table-cell>
          <table:table-cell office:value-type="string" calcext:value-type="string">
            <text:p>success02</text:p>
          </table:table-cell>
          <table:table-cell office:value-type="string" calcext:value-type="string">
            <text:p>time03</text:p>
          </table:table-cell>
          <table:table-cell office:value-type="string" calcext:value-type="string">
            <text:p>path03</text:p>
          </table:table-cell>
          <table:table-cell office:value-type="string" calcext:value-type="string">
            <text:p>collisions03</text:p>
          </table:table-cell>
          <table:table-cell office:value-type="string" calcext:value-type="string">
            <text:p>success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1</text:p>
          </table:table-cell>
          <table:table-cell table:style-name="ce3" office:value-type="float" office:value="129.45" calcext:value-type="float">
            <text:p>129.45</text:p>
          </table:table-cell>
          <table:table-cell table:style-name="ce3" office:value-type="float" office:value="29.105" calcext:value-type="float">
            <text:p>29.105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96.5" calcext:value-type="float">
            <text:p>96.5</text:p>
          </table:table-cell>
          <table:table-cell table:style-name="ce3" office:value-type="float" office:value="132.5555" calcext:value-type="float">
            <text:p>132.5555</text:p>
          </table:table-cell>
          <table:table-cell table:style-name="ce3" office:value-type="float" office:value="30.7645" calcext:value-type="float">
            <text:p>30.76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.7115" calcext:value-type="float">
            <text:p>150.7115</text:p>
          </table:table-cell>
          <table:table-cell table:style-name="ce3" office:value-type="float" office:value="40.302" calcext:value-type="float">
            <text:p>40.30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.5" calcext:value-type="float">
            <text:p>5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2</text:p>
          </table:table-cell>
          <table:table-cell table:style-name="ce3" office:value-type="float" office:value="131.0905" calcext:value-type="float">
            <text:p>131.0905</text:p>
          </table:table-cell>
          <table:table-cell table:style-name="ce3" office:value-type="float" office:value="28.3575" calcext:value-type="float">
            <text:p>28.3575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7.2785" calcext:value-type="float">
            <text:p>137.2785</text:p>
          </table:table-cell>
          <table:table-cell table:style-name="ce3" office:value-type="float" office:value="31.937" calcext:value-type="float">
            <text:p>31.9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4.679" calcext:value-type="float">
            <text:p>144.679</text:p>
          </table:table-cell>
          <table:table-cell table:style-name="ce3" office:value-type="float" office:value="40.9385" calcext:value-type="float">
            <text:p>40.9385</text:p>
          </table:table-cell>
          <table:table-cell table:style-name="ce3" office:value-type="float" office:value="87.5" calcext:value-type="float">
            <text:p>87.5</text:p>
          </table:table-cell>
          <table:table-cell table:style-name="ce3" office:value-type="float" office:value="40.5" calcext:value-type="float">
            <text:p>4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03</text:p>
          </table:table-cell>
          <table:table-cell table:style-name="ce3" office:value-type="float" office:value="136.8345" calcext:value-type="float">
            <text:p>136.8345</text:p>
          </table:table-cell>
          <table:table-cell table:style-name="ce3" office:value-type="float" office:value="30.331" calcext:value-type="float">
            <text:p>30.331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1.3065" calcext:value-type="float">
            <text:p>141.3065</text:p>
          </table:table-cell>
          <table:table-cell table:style-name="ce3" office:value-type="float" office:value="33.432" calcext:value-type="float">
            <text:p>33.4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0.797" calcext:value-type="float">
            <text:p>180.797</text:p>
          </table:table-cell>
          <table:table-cell table:style-name="ce3" office:value-type="float" office:value="50.113" calcext:value-type="float">
            <text:p>50.113</text:p>
          </table:table-cell>
          <table:table-cell table:style-name="ce3" office:value-type="float" office:value="129.5" calcext:value-type="float">
            <text:p>129.5</text:p>
          </table:table-cell>
          <table:table-cell table:style-name="ce3"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1</text:p>
          </table:table-cell>
          <table:table-cell table:style-name="ce3" office:value-type="float" office:value="103.393" calcext:value-type="float">
            <text:p>103.393</text:p>
          </table:table-cell>
          <table:table-cell table:style-name="ce3" office:value-type="float" office:value="27.0885" calcext:value-type="float">
            <text:p>27.08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9.606" calcext:value-type="float">
            <text:p>99.606</text:p>
          </table:table-cell>
          <table:table-cell table:style-name="ce3" office:value-type="float" office:value="27.7095" calcext:value-type="float">
            <text:p>27.70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2.208" calcext:value-type="float">
            <text:p>122.208</text:p>
          </table:table-cell>
          <table:table-cell table:style-name="ce3" office:value-type="float" office:value="30.322" calcext:value-type="float">
            <text:p>30.322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99.5" calcext:value-type="float">
            <text:p>99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2</text:p>
          </table:table-cell>
          <table:table-cell table:style-name="ce3" office:value-type="float" office:value="99.9545" calcext:value-type="float">
            <text:p>99.9545</text:p>
          </table:table-cell>
          <table:table-cell table:style-name="ce3" office:value-type="float" office:value="28.403" calcext:value-type="float">
            <text:p>28.4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3.548" calcext:value-type="float">
            <text:p>103.548</text:p>
          </table:table-cell>
          <table:table-cell table:style-name="ce3" office:value-type="float" office:value="28.192" calcext:value-type="float">
            <text:p>28.19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0.71" calcext:value-type="float">
            <text:p>130.71</text:p>
          </table:table-cell>
          <table:table-cell table:style-name="ce3" office:value-type="float" office:value="32.453" calcext:value-type="float">
            <text:p>32.45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03</text:p>
          </table:table-cell>
          <table:table-cell table:style-name="ce3" office:value-type="float" office:value="101.563" calcext:value-type="float">
            <text:p>101.563</text:p>
          </table:table-cell>
          <table:table-cell table:style-name="ce3" office:value-type="float" office:value="30.1575" calcext:value-type="float">
            <text:p>30.157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06.5305" calcext:value-type="float">
            <text:p>106.5305</text:p>
          </table:table-cell>
          <table:table-cell table:style-name="ce3" office:value-type="float" office:value="29.351" calcext:value-type="float">
            <text:p>29.3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4.068" calcext:value-type="float">
            <text:p>144.068</text:p>
          </table:table-cell>
          <table:table-cell table:style-name="ce3" office:value-type="float" office:value="35.5695" calcext:value-type="float">
            <text:p>35.5695</text:p>
          </table:table-cell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01</text:p>
          </table:table-cell>
          <table:table-cell table:style-name="ce3" office:value-type="float" office:value="158.6945" calcext:value-type="float">
            <text:p>158.6945</text:p>
          </table:table-cell>
          <table:table-cell table:style-name="ce3" office:value-type="float" office:value="31.076" calcext:value-type="float">
            <text:p>31.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1.215" calcext:value-type="float">
            <text:p>151.215</text:p>
          </table:table-cell>
          <table:table-cell table:style-name="ce3" office:value-type="float" office:value="29.975" calcext:value-type="float">
            <text:p>29.9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3.5" calcext:value-type="float">
            <text:p>163.5</text:p>
          </table:table-cell>
          <table:table-cell table:style-name="ce3" office:value-type="float" office:value="31.3075" calcext:value-type="float">
            <text:p>31.30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02</text:p>
          </table:table-cell>
          <table:table-cell table:style-name="ce3" office:value-type="float" office:value="150.465" calcext:value-type="float">
            <text:p>150.465</text:p>
          </table:table-cell>
          <table:table-cell table:style-name="ce3" office:value-type="float" office:value="29.7035" calcext:value-type="float">
            <text:p>29.70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84.037" calcext:value-type="float">
            <text:p>184.037</text:p>
          </table:table-cell>
          <table:table-cell table:style-name="ce3" office:value-type="float" office:value="32.51" calcext:value-type="float">
            <text:p>32.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1.149" calcext:value-type="float">
            <text:p>181.149</text:p>
          </table:table-cell>
          <table:table-cell table:style-name="ce3" office:value-type="float" office:value="34.7155" calcext:value-type="float">
            <text:p>34.715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6.5" calcext:value-type="float">
            <text:p>86.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patial_horizon03</text:p>
          </table:table-cell>
          <table:table-cell table:style-name="ce3" office:value-type="float" office:value="153.3835" calcext:value-type="float">
            <text:p>153.3835</text:p>
          </table:table-cell>
          <table:table-cell table:style-name="ce3" office:value-type="float" office:value="29.9625" calcext:value-type="float">
            <text:p>29.9625</text:p>
          </table:table-cell>
          <table:table-cell table:style-name="ce3" office:value-type="float" office:value="43.5" calcext:value-type="float">
            <text:p>43.5</text:p>
          </table:table-cell>
          <table:table-cell table:style-name="ce3" office:value-type="float" office:value="86.5" calcext:value-type="float">
            <text:p>86.5</text:p>
          </table:table-cell>
          <table:table-cell table:style-name="ce3" office:value-type="float" office:value="185.96" calcext:value-type="float">
            <text:p>185.96</text:p>
          </table:table-cell>
          <table:table-cell table:style-name="ce3" office:value-type="float" office:value="34.168" calcext:value-type="float">
            <text:p>34.168</text:p>
          </table:table-cell>
          <table:table-cell table:style-name="ce3" office:value-type="float" office:value="73.5" calcext:value-type="float">
            <text:p>73.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6.195" calcext:value-type="float">
            <text:p>196.195</text:p>
          </table:table-cell>
          <table:table-cell table:style-name="ce3" office:value-type="float" office:value="38.015" calcext:value-type="float">
            <text:p>38.0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2" calcext:value-type="float">
            <text:p>6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eb01</text:p>
          </table:table-cell>
          <table:table-cell table:style-name="ce3" office:value-type="float" office:value="171.95" calcext:value-type="float">
            <text:p>171.95</text:p>
          </table:table-cell>
          <table:table-cell table:style-name="ce3" office:value-type="float" office:value="29.285" calcext:value-type="float">
            <text:p>29.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1.83" calcext:value-type="float">
            <text:p>171.83</text:p>
          </table:table-cell>
          <table:table-cell table:style-name="ce3" office:value-type="float" office:value="28.695" calcext:value-type="float">
            <text:p>28.69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3.86" calcext:value-type="float">
            <text:p>183.86</text:p>
          </table:table-cell>
          <table:table-cell table:style-name="ce3" office:value-type="float" office:value="29.75" calcext:value-type="float">
            <text:p>29.75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99" calcext:value-type="float">
            <text:p>99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eb02</text:p>
          </table:table-cell>
          <table:table-cell table:style-name="ce3" office:value-type="float" office:value="179.35" calcext:value-type="float">
            <text:p>179.35</text:p>
          </table:table-cell>
          <table:table-cell table:style-name="ce3" office:value-type="float" office:value="29.445" calcext:value-type="float">
            <text:p>29.44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6.625" calcext:value-type="float">
            <text:p>176.625</text:p>
          </table:table-cell>
          <table:table-cell table:style-name="ce3" office:value-type="float" office:value="29.2" calcext:value-type="float">
            <text:p>29.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.5" calcext:value-type="float">
            <text:p>94.5</text:p>
          </table:table-cell>
          <table:table-cell table:style-name="ce3" office:value-type="float" office:value="192.765" calcext:value-type="float">
            <text:p>192.765</text:p>
          </table:table-cell>
          <table:table-cell table:style-name="ce3" office:value-type="float" office:value="30.62" calcext:value-type="float">
            <text:p>30.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.5" calcext:value-type="float">
            <text:p>90.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eb03</text:p>
          </table:table-cell>
          <table:table-cell table:style-name="ce3" office:value-type="float" office:value="185.8" calcext:value-type="float">
            <text:p>185.8</text:p>
          </table:table-cell>
          <table:table-cell table:style-name="ce3" office:value-type="float" office:value="28.965" calcext:value-type="float">
            <text:p>28.96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2.54" calcext:value-type="float">
            <text:p>212.54</text:p>
          </table:table-cell>
          <table:table-cell table:style-name="ce3" office:value-type="float" office:value="33.43" calcext:value-type="float">
            <text:p>33.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5.5" calcext:value-type="float">
            <text:p>85.5</text:p>
          </table:table-cell>
          <table:table-cell table:style-name="ce3" office:value-type="float" office:value="221.215" calcext:value-type="float">
            <text:p>221.215</text:p>
          </table:table-cell>
          <table:table-cell table:style-name="ce3" office:value-type="float" office:value="31.65" calcext:value-type="float">
            <text:p>31.6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pc01</text:p>
          </table:table-cell>
          <table:table-cell table:style-name="ce3" office:value-type="float" office:value="134.45" calcext:value-type="float">
            <text:p>134.45</text:p>
          </table:table-cell>
          <table:table-cell table:style-name="ce3" office:value-type="float" office:value="26.95" calcext:value-type="float">
            <text:p>26.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8.16" calcext:value-type="float">
            <text:p>138.16</text:p>
          </table:table-cell>
          <table:table-cell table:style-name="ce3" office:value-type="float" office:value="26.285" calcext:value-type="float">
            <text:p>26.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9.25" calcext:value-type="float">
            <text:p>149.25</text:p>
          </table:table-cell>
          <table:table-cell table:style-name="ce3" office:value-type="float" office:value="29.335" calcext:value-type="float">
            <text:p>29.335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97.5" calcext:value-type="float">
            <text:p>97.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pc02</text:p>
          </table:table-cell>
          <table:table-cell table:style-name="ce3" office:value-type="float" office:value="147.97" calcext:value-type="float">
            <text:p>147.97</text:p>
          </table:table-cell>
          <table:table-cell table:style-name="ce3" office:value-type="float" office:value="28.315" calcext:value-type="float">
            <text:p>28.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4.755" calcext:value-type="float">
            <text:p>144.755</text:p>
          </table:table-cell>
          <table:table-cell table:style-name="ce3" office:value-type="float" office:value="27.185" calcext:value-type="float">
            <text:p>27.185</text:p>
          </table:table-cell>
          <table:table-cell table:style-name="ce3" office:value-type="float" office:value="28.5" calcext:value-type="float">
            <text:p>28.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69.285" calcext:value-type="float">
            <text:p>169.285</text:p>
          </table:table-cell>
          <table:table-cell table:style-name="ce3" office:value-type="float" office:value="29.6" calcext:value-type="float">
            <text:p>29.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4" calcext:value-type="float">
            <text:p>94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mpc03</text:p>
          </table:table-cell>
          <table:table-cell table:style-name="ce3" office:value-type="float" office:value="149.05" calcext:value-type="float">
            <text:p>149.05</text:p>
          </table:table-cell>
          <table:table-cell table:style-name="ce3" office:value-type="float" office:value="29.95" calcext:value-type="float">
            <text:p>29.95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9.8" calcext:value-type="float">
            <text:p>169.8</text:p>
          </table:table-cell>
          <table:table-cell table:style-name="ce3" office:value-type="float" office:value="27.9" calcext:value-type="float">
            <text:p>27.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8.745" calcext:value-type="float">
            <text:p>178.745</text:p>
          </table:table-cell>
          <table:table-cell table:style-name="ce3" office:value-type="float" office:value="30.475" calcext:value-type="float">
            <text:p>30.475</text:p>
          </table:table-cell>
          <table:table-cell table:style-name="ce3" office:value-type="float" office:value="91.5" calcext:value-type="float">
            <text:p>91.5</text:p>
          </table:table-cell>
          <table:table-cell table:style-name="ce3" office:value-type="float" office:value="70.5" calcext:value-type="float">
            <text:p>70.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 table:number-rows-repeated="6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1" table:number-rows-repeated="6">
          <table:table-cell table:number-columns-repeated="4"/>
          <table:table-cell table:style-name="Default" table:number-columns-repeated="12"/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meta:initial-creator>Duc Pichel</meta:initial-creator>
    <meta:creation-date>2021-03-03T19:36:10Z</meta:creation-date>
    <dc:date>2021-03-05T20:15:51.364384335</dc:date>
    <meta:editing-duration>PT2H8M7S</meta:editing-duration>
    <meta:editing-cycles>3</meta:editing-cycles>
    <meta:document-statistic meta:table-count="1" meta:cell-count="208" meta:object-count="0"/>
  </office:meta>
</office:document-meta>
</file>